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38cm"/>
      <style:paragraph-properties style:writing-mode="lr-tb"/>
    </style:style>
    <style:style style:name="pr2" style:family="presentation" style:parent-style-name="Beehive-subtitle">
      <style:graphic-properties draw:fill-color="#ffffff" fo:min-height="4.208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outline1">
      <style:graphic-properties fo:min-height="4.357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r13" style:family="presentation" style:parent-style-name="Beehive1_5f_-title">
      <style:graphic-properties fo:min-height="1.873cm"/>
      <style:paragraph-properties style:writing-mode="lr-tb"/>
    </style:style>
    <style:style style:name="pr14" style:family="presentation" style:parent-style-name="Beehive1_5f_-outline1">
      <style:graphic-properties fo:min-height="9.135cm"/>
      <style:paragraph-properties style:writing-mode="lr-tb"/>
    </style:style>
    <style:style style:name="pr15" style:family="presentation" style:parent-style-name="Beehive1_5f_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ff6d" loext:opacity="100%" fo:font-size="15pt" fo:background-color="#1c1c1c" style:font-size-asian="15pt" style:font-size-complex="15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ff6d" loext:opacity="100%" fo:font-size="16pt" fo:background-color="#1c1c1c" style:font-size-asian="16pt" style:font-size-complex="16pt"/>
    </style:style>
    <style:style style:name="T7" style:family="text">
      <style:text-properties fo:color="#ffff6d" loext:opacity="100%" fo:font-size="18pt" fo:background-color="#1c1c1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3.38cm" svg:x="1.401cm" svg:y="6.5cm" presentation:class="title" presentation:user-transformed="true">
          <draw:text-box>
            <text:p text:style-name="P1"><text:span text:style-name="T1">Predicción Meteorológica</text:span></text:p>
          </draw:text-box>
        </draw:frame>
        <draw:frame presentation:style-name="pr2" draw:text-style-name="P3" draw:layer="layout" svg:width="3.599cm" svg:height="4.208cm" svg:x="23.401cm" svg:y="10.792cm" presentation:class="subtitle" presentation:user-transformed="true">
          <draw:text-box>
            <text:p text:style-name="P2"><text:span text:style-name="T2">Jesús y Eliseo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 text:style-name="P1"><text:span text:style-name="T1">Introducción</text:span></text:p>
          </draw:text-box>
        </draw:frame>
        <draw:frame presentation:style-name="pr5" draw:text-style-name="P5" draw:layer="layout" svg:width="25cm" svg:height="9cm" svg:x="1.5cm" svg:y="4cm" presentation:class="outline" presentation:user-transformed="true">
          <draw:text-box>
            <text:list text:style-name="L2">
              <text:list-header>
                <text:p text:style-name="P5">Este proyecto tiene como objetivo desarrollar una aplicación en Java que permita consultar predicciones meteorológicas de distintas ciudades de Galicia. La aplicación realiza peticiones a una API, procesa las respuestas en formato JSON y genera un archivo CSV con los datos recopilados.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<text:span text:style-name="T1">Objetivos del Proyecto</text:span></text:p>
          </draw:text-box>
        </draw:frame>
        <draw:frame presentation:style-name="pr8" draw:layer="layout" svg:width="25.199cm" svg:height="9.134cm" svg:x="1.4cm" svg:y="4.5cm" presentation:class="outline" presentation:user-transformed="true">
          <draw:text-box>
            <text:list text:style-name="L2">
              <text:list-item>
                <text:p>Realizar una petición HTTP a una API para obtener datos en formato JSON.</text:p>
              </text:list-item>
              <text:list-item>
                <text:p>Parsear los datos obtenidos y extraer las variables meteorológicas más relevantes.</text:p>
              </text:list-item>
              <text:list-item>
                <text:p>Generar un archivo CSV que contenga la información meteorológica de siete ciudades importantes de Galic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14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 text:style-name="P1"><text:span text:style-name="T1">Tecnologías y Librerías Utilizadas</text:span></text:p>
          </draw:text-box>
        </draw:frame>
        <draw:frame presentation:style-name="pr8" draw:text-style-name="P6" draw:layer="layout" svg:width="25.199cm" svg:height="1.315cm" svg:x="1.4cm" svg:y="3.185cm" presentation:class="outline" presentation:user-transformed="true">
          <draw:text-box>
            <text:list text:style-name="L2">
              <text:list-header>
                <text:p text:style-name="P6"><text:span text:style-name="T3">OkHttp</text:span></text:p>
              </text:list-header>
            </text:list>
          </draw:text-box>
        </draw:frame>
        <draw:frame presentation:style-name="pr11" draw:layer="layout" svg:width="25.099cm" svg:height="8.356cm" svg:x="1.5cm" svg:y="5.144cm" presentation:class="outline" presentation:user-transformed="true">
          <draw:text-box>
            <text:list text:style-name="L2">
              <text:list-item>
                <text:p>Función: Realizar peticiones HTTP para obtener datos de la API.</text:p>
              </text:list-item>
              <text:list-item>
                <text:p>Ventajas:</text:p>
                <text:list>
                  <text:list-item>
                    <text:p>Es eficiente y ligera.</text:p>
                  </text:list-item>
                  <text:list-item>
                    <text:p>Facilita el manejo de peticiones y respuestas HTTP.</text:p>
                  </text:list-item>
                </text:list>
              </text:list-item>
              <text:list-item>
                <text:p>Ejemplo de uso en el proyecto:</text:p>
                <text:p><text:span text:style-name="T4">OkHttpClient client = new OkHttpClient();</text:span></text:p>
                <text:p><text:span text:style-name="T4">Request request = new Request.Builder().url(url).build();</text:span></text:p>
                <text:p><text:span text:style-name="T4">Response response = client.newCall(request).execute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2" draw:text-style-name="P7" draw:layer="layout" svg:width="25.199cm" svg:height="1.873cm" svg:x="1.4cm" svg:y="0.627cm" presentation:class="title" presentation:user-transformed="true">
          <draw:text-box>
            <text:p text:style-name="P7"><text:span text:style-name="T5">Jackson</text:span></text:p>
          </draw:text-box>
        </draw:frame>
        <draw:frame presentation:style-name="pr8" draw:layer="layout" svg:width="25.1cm" svg:height="9.819cm" svg:x="1.4cm" svg:y="3cm" presentation:class="outline" presentation:user-transformed="true">
          <draw:text-box>
            <text:list text:style-name="L2">
              <text:list-item>
                <text:p>Función: Parsear datos JSON para extraer información relevante.</text:p>
              </text:list-item>
              <text:list-item>
                <text:p>Ventajas:</text:p>
                <text:list>
                  <text:list-item>
                    <text:p>Ofrece un mapeo directo entre JSON y clases de Java.</text:p>
                  </text:list-item>
                  <text:list-item>
                    <text:p>Soporta lectura y escritura de JSON de forma sencilla.</text:p>
                  </text:list-item>
                </text:list>
              </text:list-item>
              <text:list-item>
                <text:p>Ejemplo de uso en el proyecto:</text:p>
                <text:p><text:span text:style-name="T6">ObjectMapper mapper = new ObjectMapper();</text:span></text:p>
                <text:p><text:span text:style-name="T6">JsonNode root = mapper.readTree(jsonResponse);</text:span></text:p>
                <text:p><text:span text:style-name="T6">JsonNode firstDay = root.at("/features/0/properties/days/0"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3" draw:text-style-name="P7" draw:layer="layout" svg:width="25.199cm" svg:height="1.873cm" svg:x="1.4cm" svg:y="0.627cm" presentation:class="title" presentation:user-transformed="true">
          <draw:text-box>
            <text:p text:style-name="P7"><text:span text:style-name="T5">OpenCsv</text:span></text:p>
          </draw:text-box>
        </draw:frame>
        <draw:frame presentation:style-name="pr14" draw:layer="layout" svg:width="25.1cm" svg:height="9.819cm" svg:x="1.4cm" svg:y="3cm" presentation:class="outline" presentation:user-transformed="true">
          <draw:text-box>
            <text:list text:style-name="L2">
              <text:list-item>
                <text:p>Función: Generar archivos CSV con los datos procesados.</text:p>
              </text:list-item>
              <text:list-item>
                <text:p>Ventajas:</text:p>
                <text:list>
                  <text:list-item>
                    <text:p>Simplifica la escritura de datos tabulares en archivos CSV.</text:p>
                  </text:list-item>
                  <text:list-item>
                    <text:p>Ofrece soporte para delimitadores personalizados y manejo de cabeceras.</text:p>
                  </text:list-item>
                </text:list>
              </text:list-item>
              <text:list-item>
                <text:p>Ejemplo de uso en el proyecto:</text:p>
                <text:p><text:span text:style-name="T7">CSVWriter writer = new CSVWriter(new FileWriter(csvFile));</text:span></text:p>
                <text:p><text:span text:style-name="T7">writer.writeNext(new String[]{"Ciudad", "Temperatura", ...})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1"><text:span text:style-name="T1">Clases Adicionales del Proyecto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City: Esta clase la uso para guardar los datos de las ciudades, su nombre y su localización:</text:p>
                <text:list>
                  <text:list-header>
                    <text:p><text:span text:style-name="T6">City[] cities = {new City("A Coruna", 43.3623, -8.4115)}</text:span></text:p>
                  </text:list-header>
                </text:list>
              </text:list-item>
              <text:list-item>
                <text:p>WeatherData: Esta clase la uso para guardar la información referente a los datos que queremos almacenar de cada ciudad, de cada atributo guardo una lista ya que el api envia varia información por horas:</text:p>
                <text:p><text:span text:style-name="T7">// Añadimos al array de datos los datos obtenidos</text:span></text:p>
                <text:p><text:span text:style-name="T7">weatherDatas.add(new WeatherData(sky_state, temperature, precipitation_amount, wind, relative_humidity, cloud_area_fraction)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9T17:41:31.167000000</meta:creation-date>
    <meta:editing-duration>PT6M36S</meta:editing-duration>
    <meta:editing-cycles>2</meta:editing-cycles>
    <meta:generator>LibreOffice/7.3.4.2$Windows_X86_64 LibreOffice_project/728fec16bd5f605073805c3c9e7c4212a0120dc5</meta:generator>
    <dc:title>Beehive</dc:title>
    <dc:date>2024-12-09T17:58:18.163000000</dc:date>
    <meta:document-statistic meta:object-count="207"/>
  </office:meta>
</office:document-meta>
</file>